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name="Avg time" draw:style-name="gr1" svg:width="10.9299in" svg:height="6.1287in" svg:x="1.4953in" svg:y="0.3972in">
            <draw:object draw:notify-on-update-of-ranges="Sheet1.B1:Sheet1.I1 Sheet1.B2:Sheet1.I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Size(bytes – notreally)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table:style-name="ce1" office:value-type="float" office:value="100000">
            <text:p>1.00E+005</text:p>
          </table:table-cell>
          <table:table-cell table:style-name="ce1" office:value-type="float" office:value="1000000">
            <text:p>1.00E+006</text:p>
          </table:table-cell>
          <table:table-cell table:style-name="ce1" office:value-type="float" office:value="10000000">
            <text:p>1.00E+007</text:p>
          </table:table-cell>
          <table:table-cell table:style-name="ce1" office:value-type="float" office:value="100000000">
            <text:p>1.00E+008</text:p>
          </table:table-cell>
        </table:table-row>
        <table:table-row table:style-name="ro2">
          <table:table-cell office:value-type="string">
            <text:p>with first</text:p>
          </table:table-cell>
          <table:table-cell table:formula="of:=AVERAGE([.B4:.B14])" office:value-type="float" office:value="0.00689054545454546">
            <text:p>0.0068905455</text:p>
          </table:table-cell>
          <table:table-cell table:formula="of:=AVERAGE([.C4:.C14])" office:value-type="float" office:value="0.00542136363636364">
            <text:p>0.0054213636</text:p>
          </table:table-cell>
          <table:table-cell table:formula="of:=AVERAGE([.D4:.D14])" office:value-type="float" office:value="0.00563609090909091">
            <text:p>0.0056360909</text:p>
          </table:table-cell>
          <table:table-cell table:formula="of:=AVERAGE([.E4:.E14])" office:value-type="float" office:value="0.00901836363636364">
            <text:p>0.0090183636</text:p>
          </table:table-cell>
          <table:table-cell table:formula="of:=AVERAGE([.F4:.F14])" office:value-type="float" office:value="0.0666412727272727">
            <text:p>0.0666412727</text:p>
          </table:table-cell>
          <table:table-cell table:formula="of:=AVERAGE([.G4:.G14])" office:value-type="float" office:value="1.63950481818182">
            <text:p>1.6395048182</text:p>
          </table:table-cell>
          <table:table-cell table:formula="of:=AVERAGE([.H4:.H14])" office:value-type="float" office:value="7.108259">
            <text:p>7.108259</text:p>
          </table:table-cell>
          <table:table-cell table:formula="of:=AVERAGE([.I4:.I14])" office:value-type="float" office:value="54.989764">
            <text:p>54.989764</text:p>
          </table:table-cell>
        </table:table-row>
        <table:table-row table:style-name="ro2">
          <table:table-cell office:value-type="string">
            <text:p>w/o first</text:p>
          </table:table-cell>
          <table:table-cell table:formula="of:=AVERAGE([.B5:.B14])" office:value-type="float" office:value="0.0060571">
            <text:p>0.0060571</text:p>
          </table:table-cell>
          <table:table-cell table:formula="of:=AVERAGE([.C5:.C14])" office:value-type="float" office:value="0.0049462">
            <text:p>0.0049462</text:p>
          </table:table-cell>
          <table:table-cell table:formula="of:=AVERAGE([.D5:.D14])" office:value-type="float" office:value="0.0056657">
            <text:p>0.0056657</text:p>
          </table:table-cell>
          <table:table-cell table:formula="of:=AVERAGE([.E5:.E14])" office:value-type="float" office:value="0.0082475">
            <text:p>0.0082475</text:p>
          </table:table-cell>
          <table:table-cell table:formula="of:=AVERAGE([.F5:.F14])" office:value-type="float" office:value="0.0683208">
            <text:p>0.0683208</text:p>
          </table:table-cell>
          <table:table-cell table:formula="of:=AVERAGE([.G5:.G14])" office:value-type="float" office:value="1.7471093">
            <text:p>1.7471093</text:p>
          </table:table-cell>
          <table:table-cell table:formula="of:=AVERAGE([.H5:.H14])" office:value-type="float" office:value="7.0304797">
            <text:p>7.0304797</text:p>
          </table:table-cell>
          <table:table-cell table:formula="of:=AVERAGE([.I5:.I14])" office:value-type="float" office:value="54.735652">
            <text:p>54.735652</text:p>
          </table:table-cell>
        </table:table-row>
        <table:table-row table:style-name="ro2">
          <table:table-cell/>
          <table:table-cell office:value-type="float" office:value="0.015225">
            <text:p>0.015225</text:p>
          </table:table-cell>
          <table:table-cell office:value-type="float" office:value="0.010173">
            <text:p>0.010173</text:p>
          </table:table-cell>
          <table:table-cell office:value-type="float" office:value="0.00534">
            <text:p>0.00534</text:p>
          </table:table-cell>
          <table:table-cell office:value-type="float" office:value="0.016727">
            <text:p>0.016727</text:p>
          </table:table-cell>
          <table:table-cell office:value-type="float" office:value="0.049846">
            <text:p>0.049846</text:p>
          </table:table-cell>
          <table:table-cell office:value-type="float" office:value="0.56346">
            <text:p>0.56346</text:p>
          </table:table-cell>
          <table:table-cell office:value-type="float" office:value="7.886052">
            <text:p>7.886052</text:p>
          </table:table-cell>
          <table:table-cell office:value-type="float" office:value="56.006212">
            <text:p>56.006212</text:p>
          </table:table-cell>
        </table:table-row>
        <table:table-row table:style-name="ro2">
          <table:table-cell/>
          <table:table-cell office:value-type="float" office:value="0.006276">
            <text:p>0.006276</text:p>
          </table:table-cell>
          <table:table-cell office:value-type="float" office:value="0.004071">
            <text:p>0.004071</text:p>
          </table:table-cell>
          <table:table-cell office:value-type="float" office:value="0.004688">
            <text:p>0.004688</text:p>
          </table:table-cell>
          <table:table-cell office:value-type="float" office:value="0.007492">
            <text:p>0.007492</text:p>
          </table:table-cell>
          <table:table-cell office:value-type="float" office:value="0.057576">
            <text:p>0.057576</text:p>
          </table:table-cell>
          <table:table-cell office:value-type="float" office:value="2.47632">
            <text:p>2.47632</text:p>
          </table:table-cell>
          <table:table-cell office:value-type="float" office:value="7.220193">
            <text:p>7.220193</text:p>
          </table:table-cell>
          <table:table-cell office:value-type="float" office:value="51.766262">
            <text:p>51.766262</text:p>
          </table:table-cell>
        </table:table-row>
        <table:table-row table:style-name="ro2">
          <table:table-cell/>
          <table:table-cell office:value-type="float" office:value="0.006791">
            <text:p>0.006791</text:p>
          </table:table-cell>
          <table:table-cell office:value-type="float" office:value="0.004538">
            <text:p>0.004538</text:p>
          </table:table-cell>
          <table:table-cell office:value-type="float" office:value="0.00427">
            <text:p>0.00427</text:p>
          </table:table-cell>
          <table:table-cell office:value-type="float" office:value="0.007346">
            <text:p>0.007346</text:p>
          </table:table-cell>
          <table:table-cell office:value-type="float" office:value="0.053749">
            <text:p>0.053749</text:p>
          </table:table-cell>
          <table:table-cell office:value-type="float" office:value="0.487577">
            <text:p>0.487577</text:p>
          </table:table-cell>
          <table:table-cell office:value-type="float" office:value="6.007615">
            <text:p>6.007615</text:p>
          </table:table-cell>
          <table:table-cell office:value-type="float" office:value="50.967491">
            <text:p>50.967491</text:p>
          </table:table-cell>
        </table:table-row>
        <table:table-row table:style-name="ro2">
          <table:table-cell/>
          <table:table-cell office:value-type="float" office:value="0.00691">
            <text:p>0.00691</text:p>
          </table:table-cell>
          <table:table-cell office:value-type="float" office:value="0.00644">
            <text:p>0.00644</text:p>
          </table:table-cell>
          <table:table-cell office:value-type="float" office:value="0.003944">
            <text:p>0.003944</text:p>
          </table:table-cell>
          <table:table-cell office:value-type="float" office:value="0.008865">
            <text:p>0.008865</text:p>
          </table:table-cell>
          <table:table-cell office:value-type="float" office:value="0.143312">
            <text:p>0.143312</text:p>
          </table:table-cell>
          <table:table-cell office:value-type="float" office:value="2.514675">
            <text:p>2.514675</text:p>
          </table:table-cell>
          <table:table-cell office:value-type="float" office:value="8.71183">
            <text:p>8.71183</text:p>
          </table:table-cell>
          <table:table-cell office:value-type="float" office:value="54.864936">
            <text:p>54.864936</text:p>
          </table:table-cell>
        </table:table-row>
        <table:table-row table:style-name="ro2">
          <table:table-cell/>
          <table:table-cell office:value-type="float" office:value="0.005801">
            <text:p>0.005801</text:p>
          </table:table-cell>
          <table:table-cell office:value-type="float" office:value="0.003466">
            <text:p>0.003466</text:p>
          </table:table-cell>
          <table:table-cell office:value-type="float" office:value="0.004231">
            <text:p>0.004231</text:p>
          </table:table-cell>
          <table:table-cell office:value-type="float" office:value="0.007562">
            <text:p>0.007562</text:p>
          </table:table-cell>
          <table:table-cell office:value-type="float" office:value="0.054628">
            <text:p>0.054628</text:p>
          </table:table-cell>
          <table:table-cell office:value-type="float" office:value="0.512314">
            <text:p>0.512314</text:p>
          </table:table-cell>
          <table:table-cell office:value-type="float" office:value="6.123842">
            <text:p>6.123842</text:p>
          </table:table-cell>
          <table:table-cell office:value-type="float" office:value="61.343919">
            <text:p>61.343919</text:p>
          </table:table-cell>
        </table:table-row>
        <table:table-row table:style-name="ro2">
          <table:table-cell/>
          <table:table-cell office:value-type="float" office:value="0.008331">
            <text:p>0.008331</text:p>
          </table:table-cell>
          <table:table-cell office:value-type="float" office:value="0.004034">
            <text:p>0.004034</text:p>
          </table:table-cell>
          <table:table-cell office:value-type="float" office:value="0.004348">
            <text:p>0.004348</text:p>
          </table:table-cell>
          <table:table-cell office:value-type="float" office:value="0.007149">
            <text:p>0.007149</text:p>
          </table:table-cell>
          <table:table-cell office:value-type="float" office:value="0.054338">
            <text:p>0.054338</text:p>
          </table:table-cell>
          <table:table-cell office:value-type="float" office:value="2.556196">
            <text:p>2.556196</text:p>
          </table:table-cell>
          <table:table-cell office:value-type="float" office:value="7.356081">
            <text:p>7.356081</text:p>
          </table:table-cell>
          <table:table-cell/>
        </table:table-row>
        <table:table-row table:style-name="ro2">
          <table:table-cell/>
          <table:table-cell office:value-type="float" office:value="0.003883">
            <text:p>0.003883</text:p>
          </table:table-cell>
          <table:table-cell office:value-type="float" office:value="0.003768">
            <text:p>0.003768</text:p>
          </table:table-cell>
          <table:table-cell office:value-type="float" office:value="0.004245">
            <text:p>0.004245</text:p>
          </table:table-cell>
          <table:table-cell office:value-type="float" office:value="0.008343">
            <text:p>0.008343</text:p>
          </table:table-cell>
          <table:table-cell office:value-type="float" office:value="0.05743">
            <text:p>0.05743</text:p>
          </table:table-cell>
          <table:table-cell office:value-type="float" office:value="0.588526">
            <text:p>0.588526</text:p>
          </table:table-cell>
          <table:table-cell office:value-type="float" office:value="5.199558">
            <text:p>5.199558</text:p>
          </table:table-cell>
          <table:table-cell/>
        </table:table-row>
        <table:table-row table:style-name="ro2">
          <table:table-cell/>
          <table:table-cell office:value-type="float" office:value="0.004698">
            <text:p>0.004698</text:p>
          </table:table-cell>
          <table:table-cell office:value-type="float" office:value="0.008599">
            <text:p>0.008599</text:p>
          </table:table-cell>
          <table:table-cell office:value-type="float" office:value="0.005175">
            <text:p>0.005175</text:p>
          </table:table-cell>
          <table:table-cell office:value-type="float" office:value="0.009813">
            <text:p>0.009813</text:p>
          </table:table-cell>
          <table:table-cell office:value-type="float" office:value="0.069558">
            <text:p>0.069558</text:p>
          </table:table-cell>
          <table:table-cell office:value-type="float" office:value="2.518332">
            <text:p>2.518332</text:p>
          </table:table-cell>
          <table:table-cell office:value-type="float" office:value="6.249457">
            <text:p>6.249457</text:p>
          </table:table-cell>
          <table:table-cell/>
        </table:table-row>
        <table:table-row table:style-name="ro2">
          <table:table-cell/>
          <table:table-cell office:value-type="float" office:value="0.007995">
            <text:p>0.007995</text:p>
          </table:table-cell>
          <table:table-cell office:value-type="float" office:value="0.00372">
            <text:p>0.00372</text:p>
          </table:table-cell>
          <table:table-cell office:value-type="float" office:value="0.016334">
            <text:p>0.016334</text:p>
          </table:table-cell>
          <table:table-cell office:value-type="float" office:value="0.009889">
            <text:p>0.009889</text:p>
          </table:table-cell>
          <table:table-cell office:value-type="float" office:value="0.055479">
            <text:p>0.055479</text:p>
          </table:table-cell>
          <table:table-cell office:value-type="float" office:value="0.538541">
            <text:p>0.538541</text:p>
          </table:table-cell>
          <table:table-cell office:value-type="float" office:value="7.475565">
            <text:p>7.475565</text:p>
          </table:table-cell>
          <table:table-cell/>
        </table:table-row>
        <table:table-row table:style-name="ro2">
          <table:table-cell/>
          <table:table-cell office:value-type="float" office:value="0.004838">
            <text:p>0.004838</text:p>
          </table:table-cell>
          <table:table-cell office:value-type="float" office:value="0.006114">
            <text:p>0.006114</text:p>
          </table:table-cell>
          <table:table-cell office:value-type="float" office:value="0.004347">
            <text:p>0.004347</text:p>
          </table:table-cell>
          <table:table-cell office:value-type="float" office:value="0.008286">
            <text:p>0.008286</text:p>
          </table:table-cell>
          <table:table-cell office:value-type="float" office:value="0.060442">
            <text:p>0.060442</text:p>
          </table:table-cell>
          <table:table-cell office:value-type="float" office:value="2.677479">
            <text:p>2.677479</text:p>
          </table:table-cell>
          <table:table-cell office:value-type="float" office:value="5.297504">
            <text:p>5.297504</text:p>
          </table:table-cell>
          <table:table-cell/>
        </table:table-row>
        <table:table-row table:style-name="ro2">
          <table:table-cell/>
          <table:table-cell office:value-type="float" office:value="0.005048">
            <text:p>0.005048</text:p>
          </table:table-cell>
          <table:table-cell office:value-type="float" office:value="0.004712">
            <text:p>0.004712</text:p>
          </table:table-cell>
          <table:table-cell office:value-type="float" office:value="0.005075">
            <text:p>0.005075</text:p>
          </table:table-cell>
          <table:table-cell office:value-type="float" office:value="0.00773">
            <text:p>0.00773</text:p>
          </table:table-cell>
          <table:table-cell office:value-type="float" office:value="0.076696">
            <text:p>0.076696</text:p>
          </table:table-cell>
          <table:table-cell office:value-type="float" office:value="2.601133">
            <text:p>2.601133</text:p>
          </table:table-cell>
          <table:table-cell office:value-type="float" office:value="10.663152">
            <text:p>10.663152</text:p>
          </table:table-cell>
          <table:table-cell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1:18:30</meta:creation-date>
    <dc:date>2015-06-17T01:33:52</dc:date>
    <meta:editing-duration>PT2S</meta:editing-duration>
    <meta:editing-cycles>1</meta:editing-cycles>
    <meta:document-statistic meta:table-count="3" meta:cell-count="109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63cm" svg:height="15.568cm" xlink:href=".." xlink:type="simple" chart:class="chart:scatter" chart:style-name="ch1">
        <chart:title svg:x="11.999cm" svg:y="0.447cm" chart:style-name="ch2">
          <text:p>Avg. time per size</text:p>
        </chart:title>
        <chart:subtitle svg:x="9.749cm" svg:y="1.537cm" chart:style-name="ch3">
          <text:p>Calculated over wifi network, packet size=1024</text:p>
        </chart:subtitle>
        <chart:legend chart:legend-position="end" svg:x="26.055cm" svg:y="7.485cm" style:legend-expansion="high" chart:style-name="ch4"/>
        <chart:plot-area chart:style-name="ch5" table:cell-range-address="Sheet1.B1:Sheet1.I2" svg:x="1.566cm" svg:y="2.842cm" svg:width="23.379cm" svg:height="11.434cm">
          <chartooo:coordinate-region svg:x="2.664cm" svg:y="3.041cm" svg:width="21.446cm" svg:height="10.588cm"/>
          <chart:axis chart:dimension="x" chart:name="primary-x" chart:style-name="ch6">
            <chart:title svg:x="12.1cm" svg:y="14.587cm" chart:style-name="ch7">
              <text:p>File size [bytes]</text:p>
            </chart:title>
          </chart:axis>
          <chart:axis chart:dimension="y" chart:name="primary-y" chart:style-name="ch6">
            <chart:title svg:x="0.451cm" svg:y="9.648cm" chart:style-name="ch8">
              <text:p>Avg. time [sec]</text:p>
            </chart:title>
            <chart:grid chart:style-name="ch9" chart:class="major"/>
          </chart:axis>
          <chart:series chart:style-name="ch10" chart:values-cell-range-address="Sheet1.B2:Sheet1.I2" chart:class="chart:scatter">
            <chart:domain table:cell-range-address="Sheet1.B1:Sheet1.I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:Sheet1.I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689054545454546">
                <text:p>0.00689054545454546</text:p>
                <draw:g>
                  <svg:desc>Sheet1.B2:Sheet1.I2</svg:desc>
                </draw:g>
              </table:table-cell>
              <table:table-cell office:value-type="float" office:value="0.00542136363636364">
                <text:p>0.00542136363636364</text:p>
              </table:table-cell>
              <table:table-cell office:value-type="float" office:value="0.00563609090909091">
                <text:p>0.00563609090909091</text:p>
              </table:table-cell>
              <table:table-cell office:value-type="float" office:value="0.00901836363636364">
                <text:p>0.00901836363636364</text:p>
              </table:table-cell>
              <table:table-cell office:value-type="float" office:value="0.0666412727272727">
                <text:p>0.0666412727272727</text:p>
              </table:table-cell>
              <table:table-cell office:value-type="float" office:value="1.63950481818182">
                <text:p>1.63950481818182</text:p>
              </table:table-cell>
              <table:table-cell office:value-type="float" office:value="7.108259">
                <text:p>7.108259</text:p>
              </table:table-cell>
              <table:table-cell office:value-type="float" office:value="54.989764">
                <text:p>54.989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